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use-window-font-color="true" style:text-underline-style="none"/>
    </style:style>
    <style:style style:name="T21" style:family="text">
      <style:text-properties style:use-window-font-color="true" style:text-underline-style="none" fo:font-weight="bold" style:font-weight-asian="bold" style:font-weight-complex="bold"/>
    </style:style>
    <style:style style:name="T22" style:family="text">
      <style:text-properties style:use-window-font-color="true" style:text-underline-style="none" fo:font-weight="bold" style:language-asian="zh" style:country-asian="TW" style:font-weight-asian="bold" style:font-weight-complex="bold"/>
    </style:style>
    <style:style style:name="T23" style:family="text">
      <style:text-properties style:use-window-font-color="true" style:text-underline-style="none" style:language-asian="zh" style:country-asian="TW"/>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font-name="Courier New1" style:text-underline-style="none" style:language-asian="zh" style:country-asian="TW"/>
    </style:style>
    <style:style style:name="T26" style:family="text">
      <style:text-properties style:language-asian="ja" style:country-asian="JP"/>
    </style:style>
    <style:style style:name="T27" style:family="text">
      <style:text-properties style:use-window-font-color="true" style:text-underline-style="none" style:language-asian="zh" style:country-asian="TW"/>
    </style:style>
    <style:style style:name="T28" style:family="text">
      <style:text-properties style:language-asian="zh" style:country-asian="TW"/>
    </style:style>
    <style:style style:name="T29"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3.5.0</text:p>
      <text:p text:style-name="P5"/>
      <text:p text:style-name="P6">Jul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span text:style-name="T3">Installer for Windows:</text:span><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5.0.tar.gz</text:p>
            <text:p text:style-name="P24">zk-bin-std-3.5.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5.0.tar.gz</text:p>
            <text:p text:style-name="P24">zk-bin-prof-3.5.0.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5.0.tar.gz</text:p>
            <text:p text:style-name="P24">zk-bin-3.5.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5.0.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5.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5.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5.0.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5.0.zip</text:span> or <text:span text:style-name="T8">zk-bin-3.5.0.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5.0.zip</text:span> or <text:span text:style-name="T8">zk-bin-3.5.0.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5.0.zip</text:span> or <text:span text:style-name="T8">zk-bin-3.5.0.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span text:style-name="T20"> depending on the configuration of your Web server. </text:span></text:p>
      <text:p text:style-name="Tip"><text:span text:style-name="T21">Not</text:span><text:span text:style-name="T22">e</text:span><text:span text:style-name="T23">: Tomcat 6.x, by default, doesn't load any classes from the </text:span><text:span text:style-name="T24">shared/lib</text:span><text:span text:style-name="T23"> directory. To enable it, you have to specify the following in the </text:span><text:span text:style-name="T24">conf/catalina.properties</text:span><text:span text:style-name="T23"> file:</text:span></text:p>
      <text:p text:style-name="Tip"><text:a xlink:type="simple" xlink:href="" text:style-name="Internet_20_link"><text:span text:style-name="T25"><text:tab/>shared.loader=${catalina.base}/shared/lib/*.jar</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6">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5.0.zip</text:span> or <text:span text:style-name="T8">zk-bin-3.5.0.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7"> </text:span></text:a><text:a xlink:type="simple" xlink:href="http://localhost/zkdemo/userguide"><text:span text:style-name="T25">http://localhost:8080/zkdemo/userguide</text:span></text:a><text:a xlink:type="simple" xlink:href="http://localhost/zkdemo/userguide"><text:span text:style-name="T27">,</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5.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6.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8</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10 and <text:a xlink:type="simple" xlink:href="http://www.jfree.org/jcommon">JCommon</text:a> 1.0.13</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3.0.0<text:line-break/>(itext: 2.1.3, commons-collections: 2.1, commons-logging: 1.0.2, jxl: 2.6.8, poi: 3.0.1)</text:p>
            <text:p text:style-name="P25">Note: <text:span text:style-name="T8">poi.jar</text:span> is required if you want to use Apache POI to generate Microsoft Excel format. And, <text:span text:style-name="T8">jxl.jar</text:span>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8">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8">Rhino</text:span></text:a><text:span text:style-name="T2">).</text:span></text:p>
            <text:p text:style-name="P25">Version: Rhino 1.7R1</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6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8">JRuby</text:span></text:a><text:span text:style-name="T2">).</text:span></text:p>
            <text:p text:style-name="P25">Version: <text:a xlink:type="simple" xlink:href="http://jruby.codehaus.org/">JRuby</text:a> 1.1.2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8">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5.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5.0.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9">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7-14T15:41:01</dc:date>
    <dc:language>en-US</dc:language>
    <meta:editing-cycles>1132</meta:editing-cycles>
    <meta:editing-duration>P4DT0H31M39S</meta:editing-duration>
    <meta:user-defined meta:name="Info 1"/>
    <meta:user-defined meta:name="Info 2"/>
    <meta:user-defined meta:name="Info 3"/>
    <meta:user-defined meta:name="Info 4"/>
    <meta:document-statistic meta:table-count="5" meta:image-count="2" meta:object-count="0" meta:page-count="16" meta:paragraph-count="312" meta:word-count="2652" meta:character-count="16731"/>
  </office:meta>
</office:document-meta>
</file>